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Calibri" fo:font-size="20pt" officeooo:rsid="00142029" officeooo:paragraph-rsid="00142029" style:font-size-asian="20pt" style:font-size-complex="20pt"/>
    </style:style>
    <style:style style:name="P2" style:family="paragraph" style:parent-style-name="Standard">
      <style:paragraph-properties fo:text-align="start" style:justify-single-word="false"/>
      <style:text-properties fo:color="#000000" loext:opacity="100%" style:font-name="Calibri" fo:font-size="13pt" style:text-underline-style="solid" style:text-underline-width="auto" style:text-underline-color="font-color" fo:font-weight="normal" officeooo:rsid="0014dfa9" officeooo:paragraph-rsid="0014dfa9"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color="#000000" loext:opacity="100%" style:font-name="Calibri" fo:font-size="13pt" style:text-underline-style="solid" style:text-underline-width="auto" style:text-underline-color="font-color" fo:font-weight="normal" officeooo:rsid="0017d0de" officeooo:paragraph-rsid="0017d0de"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color="#000000" loext:opacity="100%" style:font-name="Calibri" fo:font-size="13pt" style:text-underline-style="solid" style:text-underline-width="auto" style:text-underline-color="font-color" fo:font-weight="bold" officeooo:rsid="0014dfa9" officeooo:paragraph-rsid="0014dfa9"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000000" loext:opacity="100%" style:font-name="Calibri" fo:font-size="13pt" style:text-underline-style="solid" style:text-underline-width="auto" style:text-underline-color="font-color" fo:font-weight="bold" officeooo:rsid="002070b3" officeooo:paragraph-rsid="002070b3" style:font-size-asian="13pt" style:font-weight-asian="bold" style:font-size-complex="13pt" style:font-weight-complex="bold"/>
    </style:style>
    <style:style style:name="P6" style:family="paragraph" style:parent-style-name="Standard">
      <style:paragraph-properties fo:text-align="start" style:justify-single-word="false"/>
      <style:text-properties fo:color="#000000" loext:opacity="100%" style:font-name="Calibri" fo:font-size="13pt" style:text-underline-style="none" fo:font-weight="normal" officeooo:rsid="0017d0de" officeooo:paragraph-rsid="0017d0de"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color="#000000" loext:opacity="100%" style:font-name="Calibri" fo:font-size="13pt" style:text-underline-style="none" fo:font-weight="normal" officeooo:rsid="001985cd" officeooo:paragraph-rsid="001985c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color="#000000" loext:opacity="100%" style:font-name="Calibri" fo:font-size="13pt" style:text-underline-style="none" fo:font-weight="normal" officeooo:rsid="001a768f" officeooo:paragraph-rsid="001a768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color="#000000" loext:opacity="100%" style:font-name="Calibri" fo:font-size="13pt" style:text-underline-style="none" fo:font-weight="normal" officeooo:rsid="001c6c02" officeooo:paragraph-rsid="001c6c02"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color="#000000" loext:opacity="100%" style:font-name="Calibri" fo:font-size="13pt" style:text-underline-style="none" fo:font-weight="normal" officeooo:rsid="001deaa7" officeooo:paragraph-rsid="001deaa7"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color="#000000" loext:opacity="100%" style:font-name="Calibri" fo:font-size="13pt" style:text-underline-style="none" fo:font-weight="normal" officeooo:rsid="0020c546" officeooo:paragraph-rsid="0020c546"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color="#000000" loext:opacity="100%" style:font-name="Calibri" fo:font-size="13pt" style:text-underline-style="none" fo:font-weight="normal" officeooo:rsid="002070b3" officeooo:paragraph-rsid="002070b3"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color="#000000" loext:opacity="100%" style:font-name="Calibri" fo:font-size="13pt" style:text-underline-style="none" fo:font-weight="normal" officeooo:rsid="0020c536" officeooo:paragraph-rsid="0020c536"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loext:opacity="100%" style:font-name="Calibri" fo:font-size="13pt" style:text-underline-style="none" fo:font-weight="bold" officeooo:rsid="0020c536" officeooo:paragraph-rsid="0020c536" style:font-size-asian="13pt" style:font-weight-asian="bold" style:font-size-complex="13pt" style:font-weight-complex="bold"/>
    </style:style>
    <style:style style:name="P15" style:family="paragraph" style:parent-style-name="Standard">
      <style:paragraph-properties fo:text-align="start" style:justify-single-word="false"/>
      <style:text-properties fo:color="#000000" loext:opacity="100%" style:font-name="Calibri" fo:font-size="12pt" style:text-underline-style="none" fo:font-weight="normal" officeooo:rsid="0014dfa9" officeooo:paragraph-rsid="0014dfa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Calibri" fo:font-size="14pt" style:text-underline-style="none" fo:font-weight="bold" officeooo:rsid="0020c546" officeooo:paragraph-rsid="0020c546" style:font-size-asian="14pt" style:font-weight-asian="bold" style:font-size-complex="14pt" style:font-weight-complex="bold"/>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line-height="150%" fo:text-indent="0cm" style:auto-text-indent="false"/>
    </style:style>
    <style:style style:name="P19" style:family="paragraph" style:parent-style-name="Standard">
      <style:paragraph-properties fo:margin-left="0cm" fo:margin-right="0cm" fo:text-indent="0cm" style:auto-text-indent="false"/>
      <style:text-properties style:font-name="Calibri"/>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officeooo:rsid="0017d0de"/>
    </style:style>
    <style:style style:name="T4" style:family="text">
      <style:text-properties style:font-name="Calibri"/>
    </style:style>
    <style:style style:name="T5" style:family="text">
      <style:text-properties style:font-name="Calibri" officeooo:rsid="0017d0de"/>
    </style:style>
    <style:style style:name="T6" style:family="text">
      <style:text-properties style:text-position="super 58%"/>
    </style:style>
    <style:style style:name="T7" style:family="text">
      <style:text-properties style:text-position="super 58%" style:text-underline-style="none"/>
    </style:style>
    <style:style style:name="T8" style:family="text">
      <style:text-properties style:text-position="super 58%" style:text-underline-style="none" fo:font-weight="bold" style:font-weight-asian="bold" style:font-weight-complex="bold"/>
    </style:style>
    <style:style style:name="T9" style:family="text">
      <style:text-properties style:text-position="super 58%" style:text-underline-style="none" officeooo:rsid="0017d0de"/>
    </style:style>
    <style:style style:name="T10" style:family="text">
      <style:text-properties officeooo:rsid="001c6c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stage</text:p>
      <text:p text:style-name="P2"><text:span text:style-name="T2"/></text:p>
      <text:p text:style-name="P3"><text:span text:style-name="T2">1</text:span><text:span text:style-name="T8">er</text:span><text:span text:style-name="T2"> Semaine :</text:span></text:p>
      <text:p text:style-name="P15">Lundi, mon maître de stage m'a fait faire un tour des locaux et m'a présenté l'équipe ainsi que le projet.</text:p>
      <text:p text:style-name="P17"/>
      <text:p text:style-name="P19">Le projet est l'implémentation d'une nouvelle interface de l'ENT de l'UCA.</text:p>
      <text:p text:style-name="P19"/>
      <text:p text:style-name="P19">Mon maître de stage m'a assigné la tâche du développement des widgets de la page d’accueil de l'ENT dans un premier temps, puis si cette tâche sera finie avant la fin des 6 semaines, 2 autres tâches.</text:p>
      <text:p text:style-name="P19"/>
      <text:p text:style-name="P19">L'application est faite en PHP avec le framework Symfony.</text:p>
      <text:p text:style-name="P19"/>
      <text:p text:style-name="P18"><text:span text:style-name="T4">La gestion des tâches et des tickets ce fait par le site </text:span><text:a xlink:type="simple" xlink:href="http://notions.com/" office:target-frame-name="_blank" xlink:show="new" text:style-name="Internet_20_link" text:visited-style-name="Visited_20_Internet_20_Link"><text:span text:style-name="T4">notions.</text:span></text:a><text:span text:style-name="T5">so</text:span><text:span text:style-name="T4"> et la communication autre qu'oral par Rocket ou Teams.</text:span></text:p>
      <text:p text:style-name="P19"/>
      <text:p text:style-name="P19">Cette première semaine, j'ai donc dans un premier temps pris connaissance du code et de la structure de l'application. Puis j'ai commencé le développement de l'ajout des différents menus dans le widget de raccourcis.</text:p>
      <text:p text:style-name="P19"/>
      <text:p text:style-name="P19">Pour cela, j'ai dû me documenter et me servir de bootsrap et doctrine.</text:p>
      <text:p text:style-name="P19"/>
      <text:p text:style-name="P19">Mon développement doit d’ailleur respecter un charte graphique préconçu et disponible sur un des portail web de l'organisation.</text:p>
      <text:p text:style-name="P2"><text:span text:style-name="T2"/></text:p>
      <text:p text:style-name="P4"><text:span text:style-name="T1">2</text:span><text:span text:style-name="T9">e</text:span><text:span text:style-name="T3"> Semaine :</text:span></text:p>
      <text:p text:style-name="P6">Débuté le lundi matin par un réfacto avec mon maître de stage du travail effectuer la semaine d’avant. Continuation du travail assigné la semaine d’avant avec les remarque et la restructuration prise en compte.</text:p>
      <text:p text:style-name="P3"><text:span text:style-name="T1"/></text:p>
      <text:p text:style-name="P7">Nous avons eu une réunion d ‘équipe sur le thème des différents projets le mardi</text:p>
      <text:p text:style-name="P8">chacun expliquait sur quoi il travaillait (app, sur quelle technologie  etc), quelle correction récente on été apportée, quelle était la direction visée et ce qu’il faillait faire pour y arri<text:span text:style-name="T10">ver.</text:span></text:p>
      <text:p text:style-name="P8"/>
      <text:p text:style-name="P9">Une grande partie du travail de cette semaine a nécessité l’utilisation de JavaScript (AJAX, SorteJS, ToastJS), <text:s/>de Flash ou était accès sur de l’optimisation de code.</text:p>
      <text:p text:style-name="P9"/>
      <text:p text:style-name="P10"><text:soft-page-break/>Il y a eu plusieurs point bloquant du à de l’apprentissage du JavaScript qui on pris le temps d’être réglé avec le maître de stage.</text:p>
      <text:p text:style-name="P3"><text:span text:style-name="T1"/></text:p>
      <text:p text:style-name="P5"><text:span text:style-name="T1">3</text:span><text:span text:style-name="T7">e</text:span><text:span text:style-name="T1"> semaine : </text:span></text:p>
      <text:p text:style-name="P12">A faire ajourd’huit (mercredi)</text:p>
      <text:p text:style-name="P12"/>
      <text:p text:style-name="P14">4<text:span text:style-name="T6">e</text:span> semaine :</text:p>
      <text:p text:style-name="P13">débuté comme les précedentes semaines avec un refacto de ce qu’il y a été fait la semaine d’avant</text:p>
      <text:p text:style-name="P13"/>
      <text:p text:style-name="P13">continuation du travail de la semaine précedente qui a été mise en pause durant la semaine pour des raison de soucis d’implémentation de la solution</text:p>
      <text:p text:style-name="P13"/>
      <text:p text:style-name="P13">début donc de 2 nouveaux ticket <text:s/>qui consiste à l’affichage du titre du dernier mail reçu ainsi que le nombre de mail du jour non lu sur le widget associer au mail <text:line-break/>qui pourra être mis par defaut ou non par l’utilisateur dans l’onglet de customization</text:p>
      <text:p text:style-name="P13">ces 2 missions nécessite l’utilisation et la modification d’une API en SOAP (ici l’api de mail Zimbra 9.0)</text:p>
      <text:p text:style-name="P13"/>
      <text:p text:style-name="P13"/>
      <text:p text:style-name="P16">6<text:span text:style-name="T6">e</text:span> semaine</text:p>
      <text:p text:style-name="P16"/>
      <text:p text:style-name="P11">Refacto sur les modifications apporté sur l’api pour sa mise en production pour suivre la mise en prod des motification de l’ent </text:p>
      <text:p text:style-name="P11">+ refacto modification widget_email et timeline pour futur mise en productio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14:59:00.193499962</meta:creation-date>
    <dc:date>2024-02-13T11:48:25.331190660</dc:date>
    <meta:editing-duration>PT8H50M38S</meta:editing-duration>
    <meta:editing-cycles>11</meta:editing-cycles>
    <meta:generator>LibreOffice/7.6.4.1$Linux_X86_64 LibreOffice_project/60$Build-1</meta:generator>
    <meta:document-statistic meta:table-count="0" meta:image-count="0" meta:object-count="0" meta:page-count="2" meta:paragraph-count="26" meta:word-count="455" meta:character-count="2670" meta:non-whitespace-character-count="2235"/>
  </office:meta>
</office:document-meta>
</file>